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0f897e"/>
    </style:style>
    <style:style style:name="T1" style:family="text">
      <style:text-properties officeooo:rsid="000f89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mpty footnote:</text:span><text:span text:style-name="T1"><text:note text:id="ftn0" text:note-class="footnote"><text:note-citation>1</text:note-citation><text:note-body><text:p text:style-name="Footnote"/></text:note-body></text:not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>
      <style:paragraph-properties fo:margin="100%"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6:51:39</meta:creation-date>
    <dc:date>2012-12-21T14:38:12</dc:date>
    <meta:editing-duration>PT33S</meta:editing-duration>
    <meta:editing-cycles>3</meta:editing-cycles>
    <meta:generator>LibreOffice/4.1$Linux_X86_64 LibreOffice_project/bb121c864cc3c101ef733a4088c7ba3e36eced1</meta:generator>
    <meta:document-statistic meta:table-count="0" meta:image-count="0" meta:object-count="0" meta:page-count="1" meta:paragraph-count="1" meta:word-count="2" meta:character-count="16" meta:non-whitespace-character-count="15"/>
  </office:meta>
</office:document-meta>
</file>